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8e8"/>
    </style:style>
    <style:style style:name="P2" style:family="paragraph" style:parent-style-name="Standard">
      <style:text-properties style:font-name="Nimbus Sans" fo:font-size="11pt" officeooo:paragraph-rsid="000a38e8" style:font-size-asian="11pt" style:font-size-complex="11pt"/>
    </style:style>
    <style:style style:name="P3" style:family="paragraph" style:parent-style-name="Standard">
      <style:text-properties style:font-name="Nimbus Sans" fo:font-size="11pt" officeooo:rsid="0024540f" officeooo:paragraph-rsid="000a38e8" style:font-size-asian="11pt" style:font-size-complex="11pt"/>
    </style:style>
    <style:style style:name="P4" style:family="paragraph" style:parent-style-name="Standard">
      <style:text-properties style:font-name="Nimbus Sans" fo:font-size="11pt" officeooo:rsid="0024f2c5" officeooo:paragraph-rsid="000a38e8" style:font-size-asian="11pt" style:font-size-complex="11pt"/>
    </style:style>
    <style:style style:name="P5" style:family="paragraph" style:parent-style-name="Standard">
      <style:text-properties style:font-name="Nimbus Sans" fo:font-size="11pt" officeooo:rsid="000d5efa" officeooo:paragraph-rsid="000d5efa" style:font-size-asian="11pt" style:font-size-complex="11pt"/>
    </style:style>
    <style:style style:name="P6" style:family="paragraph" style:parent-style-name="Standard">
      <style:text-properties style:font-name="Nimbus Sans" fo:font-size="11pt" fo:font-weight="bold" officeooo:rsid="0024540f" officeooo:paragraph-rsid="000a38e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Nimbus Sans" fo:font-size="11pt" fo:font-weight="bold" officeooo:rsid="0024f2c5" officeooo:paragraph-rsid="000a38e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Nimbus Sans" fo:font-size="11pt" fo:font-weight="bold" officeooo:rsid="000d5efa" officeooo:paragraph-rsid="000d5ef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imbus Sans" fo:font-size="10.5pt" officeooo:rsid="000d5efa" officeooo:paragraph-rsid="000d5efa" style:font-size-asian="10.5pt" style:font-size-complex="10.5pt"/>
    </style:style>
    <style:style style:name="T1" style:family="text">
      <style:text-properties fo:color="#000000" fo:font-size="11pt" officeooo:rsid="0024540f" style:font-size-asian="11pt" style:font-size-complex="11pt"/>
    </style:style>
    <style:style style:name="T2" style:family="text">
      <style:text-properties fo:color="#000000" fo:font-size="11pt" officeooo:rsid="001fe533" style:font-size-asian="11pt" style:font-size-complex="11pt"/>
    </style:style>
    <style:style style:name="T3" style:family="text">
      <style:text-properties fo:color="#000000" fo:font-size="14pt" fo:font-weight="bold" officeooo:rsid="0024540f" style:font-size-asian="14pt" style:font-weight-asian="bold" style:font-size-complex="14pt" style:font-weight-complex="bold"/>
    </style:style>
    <style:style style:name="T4" style:family="text">
      <style:text-properties fo:color="#000000" style:font-name="Mukti Narrow" fo:font-size="11pt" officeooo:rsid="0024540f" style:font-size-asian="11pt" style:font-size-complex="11pt"/>
    </style:style>
    <style:style style:name="T5" style:family="text">
      <style:text-properties fo:color="#000000" style:font-name="Mukti Narrow" fo:font-size="11pt" officeooo:rsid="001fe533" style:font-size-asian="11pt" style:font-size-complex="11pt"/>
    </style:style>
    <style:style style:name="T6" style:family="text">
      <style:text-properties fo:color="#000000" style:font-name="Mukti Narrow" fo:font-size="14pt" fo:font-weight="bold" officeooo:rsid="0024540f" style:font-size-asian="14pt" style:font-weight-asian="bold" style:font-size-complex="14pt" style:font-weight-complex="bold"/>
    </style:style>
    <style:style style:name="T7" style:family="text">
      <style:text-properties fo:color="#000000" style:font-name="Nimbus Sans" fo:font-size="11pt" officeooo:rsid="0024540f" style:font-size-asian="11pt" style:font-size-complex="11pt"/>
    </style:style>
    <style:style style:name="T8" style:family="text">
      <style:text-properties fo:color="#000000" style:font-name="Nimbus Sans" fo:font-size="11pt" officeooo:rsid="001fe533" style:font-size-asian="11pt" style:font-size-complex="11pt"/>
    </style:style>
    <style:style style:name="T9" style:family="text">
      <style:text-properties fo:color="#000000" style:font-name="Nimbus Sans" fo:font-size="11pt" fo:font-weight="bold" officeooo:rsid="0024540f" style:font-size-asian="11pt" style:font-weight-asian="bold" style:font-size-complex="11pt" style:font-weight-complex="bold"/>
    </style:style>
    <style:style style:name="T10" style:family="text">
      <style:text-properties fo:color="#000000" style:font-name="Nimbus Sans" fo:font-size="14pt" fo:font-weight="bold" officeooo:rsid="0024540f" style:font-size-asian="14pt" style:font-weight-asian="bold" style:font-size-complex="14pt" style:font-weight-complex="bold"/>
    </style:style>
    <style:style style:name="T11" style:family="text">
      <style:text-properties fo:color="#000000" style:font-name="Nimbus Sans" officeooo:rsid="0024540f"/>
    </style:style>
    <style:style style:name="T12" style:family="text">
      <style:text-properties fo:color="#000000" style:font-name="Nimbus Sans" fo:font-weight="bold" officeooo:rsid="0024540f" style:font-weight-asian="bold" style:font-weight-complex="bold"/>
    </style:style>
    <style:style style:name="T13" style:family="text">
      <style:text-properties fo:color="#000000" style:font-name="Nimbus Sans" officeooo:rsid="001fe533"/>
    </style:style>
    <style:style style:name="T14" style:family="text">
      <style:text-properties officeooo:rsid="0024f2c5"/>
    </style:style>
    <style:style style:name="T15" style:family="text">
      <style:text-properties officeooo:rsid="0024540f"/>
    </style:style>
    <style:style style:name="T16" style:family="text">
      <style:text-properties style:font-name="Mukti Narrow"/>
    </style:style>
    <style:style style:name="T17" style:family="text">
      <style:text-properties style:font-name="Nimbus Sans"/>
    </style:style>
    <style:style style:name="T18" style:family="text">
      <style:text-properties style:font-name="Nimbus Sans" fo:font-size="11pt" style:font-size-asian="11pt" style:font-size-complex="11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officeooo:rsid="000f4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Astra SDK:</text:span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a xlink:type="simple" xlink:href="https://orbbec3d.com/develop/" text:style-name="Internet_20_link" text:visited-style-name="Visited_20_Internet_20_Link"><text:span text:style-name="T18">https://orbbec3d.com/develop/</text:span></text:a></text:p>
      <text:p text:style-name="P2"/>
      <text:p text:style-name="P2"/>
      <text:p text:style-name="P3">Installed:<text:tab/><text:tab/><text:tab/><text:tab/></text:p>
      <text:p text:style-name="P3"/>
      <text:p text:style-name="P6"><text:span text:style-name="T14">1. <text:tab/></text:span>Astra_SDK</text:p>
      <text:p text:style-name="P3"/>
      <text:p text:style-name="P3">Basic run test:</text:p>
      <text:p text:style-name="P3"><text:tab/></text:p>
      <text:p text:style-name="P3"><text:span text:style-name="T14">~</text:span>/Desktop/AstraSDK-v2.1.3-Ubuntu-x86_64/AstraSDK-v2.1.3-94bca0f52e-20210608T062039Z-Ubuntu18.04-x86_64/bin$ ./DepthReaderPoll</text:p>
      <text:p text:style-name="P3"/>
      <text:p text:style-name="P3"/>
      <text:p text:style-name="P7">2.<text:tab/><text:span text:style-name="T15">Orbbec_OpenNI</text:span></text:p>
      <text:p text:style-name="P4"/>
      <text:p text:style-name="P3">Basic run test:<text:tab/></text:p>
      <text:p text:style-name="P3"/>
      <text:p text:style-name="P3">~/Desktop/Linux/OpenNI-Linux-x64-2.3.0.66/Tools$ ./NiViewer</text:p>
      <text:p text:style-name="P3"/>
      <text:p text:style-name="P3"/>
      <text:p text:style-name="P4">Both tests run with this warning:</text:p>
      <text:p text:style-name="P3"/>
      <text:p text:style-name="P3">Warning: USB events thread - failed to set priority. This might cause loss of data…</text:p>
      <text:p text:style-name="P3"/>
      <text:p text:style-name="P3"/>
      <text:p text:style-name="P3"/>
      <text:p text:style-name="P5">===========================================================================</text:p>
      <text:p text:style-name="P5"/>
      <text:p text:style-name="P5"/>
      <text:p text:style-name="P8">Astra Body Tracker:</text:p>
      <text:p text:style-name="P5"/>
      <text:p text:style-name="P5"><text:a xlink:type="simple" xlink:href="https://github.com/shinselrobots/astra_body_tracker" text:style-name="Internet_20_link" text:visited-style-name="Visited_20_Internet_20_Link">https://github.com/shinselrobots/astra_body_tracker</text:a></text:p>
      <text:p text:style-name="P5"/>
      <text:p text:style-name="P9"/>
      <text:p text:style-name="P5"><text:span text:style-name="T19">1.<text:tab/>Can’t run</text:span><text:span text:style-name="Source_20_Text"><text:span text:style-name="T19"> SimpleBodyViewer-SFML:</text:span></text:span></text:p>
      <text:p text:style-name="P5"><text:span text:style-name="Source_20_Text"><text:span text:style-name="T19"/></text:span></text:p>
      <text:p text:style-name="P5"><text:span text:style-name="Source_20_Text"><text:span text:style-name="T19"/></text:span></text:p>
      <text:p text:style-name="P5"><text:span text:style-name="Source_20_Text"><text:span text:style-name="T19">./bin/ColorizedBodyViewer-SFML: error while loading shared libraries: libsfml-graphics.so.2.4: cannot open shared object file: No such file or directory</text:span></text:span></text:p>
      <text:p text:style-name="P9"/>
      <text:p text:style-name="P9"/>
      <text:p text:style-name="P9"><text:a xlink:type="simple" xlink:href="https://itsfoss.com/solve-open-shared-object-file-quick-tip/" text:style-name="Internet_20_link" text:visited-style-name="Visited_20_Internet_20_Link">https://itsfoss.com/solve-open-shared-object-file-quick-tip/</text:a></text:p>
      <text:p text:style-name="P9"/>
      <text:p text:style-name="P9">ladak@ladak-ThinkStation-P330:~/Desktop/AstraSDK-v2.1.3-Ubuntu-x86_64/AstraSDK-v2.1.3-94bca0f52e-20210608T062039Z-Ubuntu18.04-x86_64$ apt search libsfml-graphics</text:p>
      <text:p text:style-name="P9">Sorting... Done</text:p>
      <text:p text:style-name="P9">Full Text Search... Done</text:p>
      <text:p text:style-name="P9">libsfml-graphics2.5/focal,now 2.5.1+dfsg-1build1 amd64 [installed,automatic]</text:p>
      <text:p text:style-name="P9"><text:s text:c="2"/>Simple and Fast Multimedia Library - Graphics part</text:p>
      <text:p text:style-name="P9"/>
      <text:p text:style-name="P9">-<text:span text:style-name="T20">maybe I need the older version of SFML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7:06:08.659732612</meta:creation-date>
    <dc:date>2021-12-25T20:01:40.546599939</dc:date>
    <meta:editing-duration>PT10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96" meta:character-count="1174" meta:non-whitespace-character-count="1092"/>
  </office:meta>
</office:document-meta>
</file>